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7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</office:automatic-styles>
  <office:body>
    <office:spreadsheet>
      <table:table table:name="Tabell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Kända lusar</text:p>
          </table:table-cell>
          <table:table-cell table:number-columns-repeated="3"/>
        </table:table-row>
        <table:table-row table:style-name="ro1">
          <table:table-cell office:value-type="string">
            <text:p>Datum</text:p>
          </table:table-cell>
          <table:table-cell office:value-type="string">
            <text:p>Status</text:p>
          </table:table-cell>
          <table:table-cell office:value-type="string">
            <text:p>Upptäckare</text:p>
          </table:table-cell>
          <table:table-cell office:value-type="string">
            <text:p>Återskapande</text:p>
          </table:table-cell>
        </table:table-row>
        <table:table-row table:style-name="ro1">
          <table:table-cell table:style-name="ce1" office:value-type="date" office:date-value="2011-04-18">
            <text:p>11-04-18</text:p>
          </table:table-cell>
          <table:table-cell office:value-type="string">
            <text:p>Olöst</text:p>
          </table:table-cell>
          <table:table-cell office:value-type="string">
            <text:p>Daniel</text:p>
          </table:table-cell>
          <table:table-cell office:value-type="string">
            <text:p>Indexproblem när man först har tagit bort alla aktiva filter och sedan ska lägga till nya igen.</text:p>
          </table:table-cell>
        </table:table-row>
      </table:table>
      <table:table table:name="Tabell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2">2011-05-02</text:date>, <text:time>09:14:08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</meta:initial-creator>
    <meta:creation-date>2011-04-18T16:00:12</meta:creation-date>
    <dc:date>2011-05-02T09:14:08</dc:date>
    <meta:editing-duration>PT2M15S</meta:editing-duration>
    <meta:editing-cycles>2</meta:editing-cycles>
    <meta:generator>LibreOffice/3.3$Unix LibreOffice_project/330m19$Build-202</meta:generator>
    <meta:document-statistic meta:table-count="3" meta:cell-count="9" meta:object-count="0"/>
  </office:meta>
</office:document-meta>
</file>